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8" style:family="table">
      <style:table-properties style:width="6.8674in" fo:margin-left="0in" fo:margin-top="0in" fo:margin-bottom="0in" table:align="left" style:writing-mode="lr-tb"/>
    </style:style>
    <style:style style:name="Table38.A" style:family="table-column">
      <style:table-column-properties style:column-width="2.2889in"/>
    </style:style>
    <style:style style:name="Table38.B" style:family="table-column">
      <style:table-column-properties style:column-width="4.5785in"/>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38.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68" style:family="table">
      <style:table-properties style:width="6.8778in" fo:margin-left="-0.0063in" fo:margin-right="-0.0021in" fo:margin-top="0in" fo:margin-bottom="0in" table:align="margins" fo:keep-with-next="always" style:writing-mode="lr-tb"/>
    </style:style>
    <style:style style:name="Table68.A" style:family="table-column">
      <style:table-column-properties style:column-width="4.0806in" style:rel-column-width="38881*"/>
    </style:style>
    <style:style style:name="Table68.B" style:family="table-column">
      <style:table-column-properties style:column-width="2.7972in" style:rel-column-width="26654*"/>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5855*"/>
    </style:style>
    <style:style style:name="Table126.B" style:family="table-column">
      <style:table-column-properties style:column-width="2.7979in" style:rel-column-width="4029*"/>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name="Courier New" style:font-name-complex="Courier New1"/>
    </style:style>
    <style:style style:name="P19" style:family="paragraph" style:parent-style-name="Example">
      <style:paragraph-properties style:line-height-at-least="0.1945in"/>
      <style:text-properties style:font-name="Courier New" fo:font-style="italic" style:font-style-asian="italic" style:font-name-complex="Courier New1"/>
    </style:style>
    <style:style style:name="P20" style:family="paragraph" style:parent-style-name="Example">
      <style:paragraph-properties style:line-height-at-least="0.1945in"/>
      <style:text-properties style:font-style-complex="italic"/>
    </style:style>
    <style:style style:name="P21" style:family="paragraph" style:parent-style-name="Example">
      <style:paragraph-properties style:line-height-at-least="0.1945in"/>
      <style:text-properties fo:font-style="normal" style:font-style-asian="normal" style:font-style-complex="normal"/>
    </style:style>
    <style:style style:name="P22" style:family="paragraph" style:parent-style-name="Body">
      <style:paragraph-properties style:line-height-at-least="0.1945in" fo:keep-together="always" fo:break-before="page"/>
    </style:style>
    <style:style style:name="P23" style:family="paragraph" style:parent-style-name="Example">
      <style:paragraph-properties style:line-height-at-least="0.1945in"/>
    </style:style>
    <style:style style:name="P24" style:family="paragraph" style:parent-style-name="Example">
      <style:paragraph-properties style:line-height-at-least="0.1945in"/>
      <style:text-properties fo:font-style="normal" style:font-style-asian="normal" style:font-style-complex="normal"/>
    </style:style>
    <style:style style:name="P25" style:family="paragraph" style:parent-style-name="Title" style:master-page-name="Standard">
      <style:paragraph-properties fo:margin-top="0in" fo:margin-bottom="0.1665in" style:page-number="auto"/>
      <style:text-properties style:font-name="Palatino"/>
    </style:style>
    <style:style style:name="P26" style:family="paragraph" style:parent-style-name="Body">
      <style:paragraph-properties style:line-height-at-least="0.1945in"/>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style:font-name="Courier"/>
    </style:style>
    <style:style style:name="T17" style:family="text">
      <style:text-properties style:font-name="Courier" style:font-name-complex="Courier New1"/>
    </style:style>
    <style:style style:name="T18" style:family="text">
      <style:text-properties style:font-name="Courier" fo:font-style="italic" style:font-style-asian="italic" style:font-style-complex="italic"/>
    </style:style>
    <style:style style:name="T19" style:family="text">
      <style:text-properties style:font-name="Helvetica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 [-f file]<text:line-break/> <text:s/>-help <text:s text:c="13"/>show help and exit<text:line-break/> <text:s/>-version <text:s text:c="10"/>show version and exit<text:line-break/> <text:s/>-no_init <text:s text:c="10"/>do not read ~/.sta<text:line-break/> <text:s/>-no_splash <text:s text:c="8"/>do not print the splash message<text:line-break/> <text:s/>-x cmd <text:s text:c="12"/>evaluate cmd<text:line-break/> <text:s/>-f cmd_file <text:s text:c="7"/>source cmd_file<text:line-break/> <text:s/>-threads count|max use count threads</text:span></text:p>
      <text:p text:style-name="P1">When the STA starts up commands are first read from the user initialization file <text:span text:style-name="Command">~/.sta</text:span> if it exists. <text:s/>Next a command passed with the <text:span text:style-name="Command">-x</text:span> option is evaluated. Multiple commands can be specified in a quoted command string by separating them with semicolons. <text:s/>If a TCL command file is specified with <text:span text:style-name="Command">-f</text:span> on the command line, commands are read from the file and executed. Finally, a TCL command interpreter reads commands from standard input until the <text:span text:style-name="T1">exit</text:span> command is executed. <text:s/>The <text:span text:style-name="Command">–threads</text:span> option specifies how many parallel threads to use. <text:s/>Use <text:span text:style-name="Command">–threads max</text:span> to use one thread per processor.</text:p>
      <text:p text:style-name="P1">A sample command file that reads a library and a Verilog netlist and reports timing checks is shown below.</text:p>
      <text:p text:style-name="Example_20__20_indented"><text:span text:style-name="Command">read_liberty</text:span> <text:span text:style-name="Command_20_Argument"><text:span text:style-name="T9">liberty</text:span></text:span><text:span text:style-name="Command_20_Argument">.lib<text:line-break/></text:span><text:span text:style-name="Command">read_verilog</text:span> design<text:span text:style-name="Command_20_Argument">.v<text:line-break/></text:span><text:span text:style-name="Command">link_design</text:span> <text:span text:style-name="T9">top<text:line-break/>create_clock -name clk -period 10 {clk1 clk2 clk3}<text:line-break/>set_input_delay -clock clk 0 {in1 in2}<text:line-break/>report_checks</text:span></text:p>
      <text:p text:style-name="P3">Any number of Liberty and Verilog files can be read before linking the design. <text:s/>After linking the design, SDF or parasitics can be read.</text:p>
      <text:p text:style-name="P1">An example command script using two process corners (<text:span text:style-name="T16">ff</text:span> and ss) is shown below.</text:p>
      <text:p text:style-name="Example_20__20_indented">read_liberty liberty.lib<text:line-break/>read_verilog design.v<text:line-break/>link_design top<text:line-break/>define_corners ff ss<text:line-break/>read_sdf -corner ff reg1.sdf<text:line-break/>read_sdf -corner ss reg1_ss.sdf<text:line-break/>create_clock -name clk -period 10 {clk1 clk2 clk3}<text:line-break/>set_input_delay -clock clk 0 {in1 in2}<text:line-break/>report_checks -path_delay min_max<text:line-break/>report_checks -path_delay min_max -corner ss<text:line-break/>report_checks -path_delay min_max -corner ff</text:p>
      <text:h text:style-name="Heading_20_1" text:outline-level="1">TCL Interpreter</text:h>
      <text:p text:style-name="Body">Keyword arguments to commands may be abbreviated. <text:s/>For example,</text:p>
      <text:p text:style-name="Example_20__20_indented">report_checks -unique</text:p>
      <text:p text:style-name="Body"><text:soft-page-break/>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text:s/>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ext:soft-page-break/>The <text:span text:style-name="T1">all</text:span><text:span text:style-name="Command">_registers</text:span> command returns a list of <text:s/>register instances or register pins in the design. <text:s/>Options allow the list of registers to be restricted in various ways. <text:s/>The -clock keyword restrcts the registers to those that are clocked by a set of clocks. <text:s/>The <text:span text:style-name="Command">-cells</text:span> option returns the list of registers or latches (the default). <text:s/>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6">check_setup</text:span> command performs sanity checks on the design. <text:s/>Individual checks can be performed with the keywords. <text:s/>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s</text:span></text:p>
          </table:table-cell>
          <table:table-cell table:style-name="Table9.A1" office:value-type="string">
            <text:p text:style-name="P14"><text:span text:style-name="Command"><text:span text:style-name="T3">net<text:line-break/>port_pin_list</text:span></text:span></text:p>
          </table:table-cell>
        </table:table-row>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4"><text:span text:style-name="Command_20_Argument">port_pin_list</text:span></text:p>
          </table:table-cell>
          <table:table-cell table:style-name="Table9.A2" office:value-type="string">
            <text:p text:style-name="Example">A list of ports or pins to connect to <text:span text:style-name="T3">net</text:span>..</text:p>
          </table:table-cell>
        </table:table-row>
      </table:table>
      <text:p text:style-name="Body_20_first">The <text:span text:style-name="Command_20_Argument"><text:span text:style-name="T9">connect_pins</text:span></text:span> command connects ports or instance pins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text:s/>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text:s/>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ext:s/>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text:s/>It is used to model clock generation circuits such as clock dividers and phase locked loops.</text:p>
      <text:p text:style-name="Body"><text:soft-page-break/>The -source, -pll_out and -pll_feedback must all be pins on the same PLL instance. <text:s/>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ext:s/>The period of the generated clock is divided by <text:span text:style-name="Command_20_Argument">multiplier</text:span>. <text:s/>The clock <text:span text:style-name="Command_20_Argument">multiplier</text:span> must be a positive integer. <text:s/>If a duty cycle is specified the generated clock rises at zero and falls at period * duty_cycle / 100. <text:s/>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ext:s/>The clock <text:span text:style-name="Command_20_Argument">divisor</text:span> must be a positive integer. <text:s/>If the clock divisor is a power of two the source clock period is multiplied by <text:span text:style-name="Command_20_Argument">divisor</text:span>, the clock rise time is the same as the source clock, and the clock fall edge is one half period later. <text:s/>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text:s/>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6">define_corners</text:span> command to define the names of multiple process/temperature/voltage corners. The <text:span text:style-name="T16">define_corners</text:span> command must follow <text:span text:style-name="T16">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2" table:style-name="Table2">
        <table:table-column table:style-name="Table2.A"/>
        <table:table-column table:style-name="Table2.B"/>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_list</text:span></text:p>
          </table:table-cell>
        </table:table-row>
        <table:table-row table:style-name="Table2.1">
          <table:table-cell table:style-name="Table2.A2" office:value-type="string">
            <text:p text:style-name="P14"><text:span text:style-name="Command_20_Argument">instance_list</text:span></text:p>
          </table:table-cell>
          <table:table-cell table:style-name="Table2.A2" office:value-type="string">
            <text:p text:style-name="P4">A list of instances to remov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_list</text:span></text:span></text:p>
          </table:table-cell>
        </table:table-row>
        <table:table-row table:style-name="Table11.1">
          <table:table-cell table:style-name="Table11.A2" office:value-type="string">
            <text:p text:style-name="P14"><text:span text:style-name="Command"><text:span text:style-name="T3">net_list</text:span></text:span></text:p>
          </table:table-cell>
          <table:table-cell table:style-name="Table11.A2" office:value-type="string">
            <text:p text:style-name="P4">A list of nets to remove.</text:p>
          </table:table-cell>
        </table:table-row>
      </table:table>
      <text:p text:style-name="Body_20_first">The network editing command <text:span text:style-name="T1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s</text:span></text:p>
          </table:table-cell>
          <table:table-cell table:style-name="Table18.A1" office:value-type="string">
            <text:p text:style-name="P14"><text:span text:style-name="T2">net<text:line-break/>port_pin_list|</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_pin_list</text:p>
          </table:table-cell>
          <table:table-cell table:style-name="Table18.A2" office:value-type="string">
            <text:p text:style-name="P14">A list of ports or pins to disconnect from <text:span text:style-name="T3">net</text:span>.</text:p>
          </table:table-cell>
        </table:table-row>
        <text:soft-page-break/>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pins from a net. <text:s/>Parasitics connected to the pins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1">-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ext:soft-page-break/>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1">-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text:s/>All path groups are reported if this option is not specified.</text:p>
          </table:table-cell>
        </table:table-row>
      </table:table>
      <text:p text:style-name="Body_20_first">The <text:span text:style-name="T16">find_timing_paths</text:span> command returns a list of path objects for scripting. Use the <text:span text:style-name="T16">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1">separator</text:span></text:span></text:p>
          </table:table-cell>
          <table:table-cell table:style-name="Table21.A2" office:value-type="string">
            <text:p text:style-name="P14">Character to use to separate hierarchical instance names in <text:span text:style-name="T2">patterns.</text:span></text:p>
          </table:table-cell>
        </table:table-row>
        <text:soft-page-break/>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ext:s/>The –hierarchical option cannot be used with –of_objects.</text:p>
          </table:table-cell>
        </table:table-row>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text:s/>For nets, the fanin of driver pins on the nets are returned.</text:p>
          </table:table-cell>
        </table:table-row>
        <table:table-row table:style-name="Table35.1">
          <table:table-cell table:style-name="Table35.A2" office:value-type="string">
            <text:p text:style-name="P14"><text:span text:style-name="Command_20_Argument"><text:span text:style-name="T7">-flat</text:span></text:span></text:p>
          </table:table-cell>
          <table:table-cell table:style-name="Table35.A2" office:value-type="string">
            <text:p text:style-name="Example">Without –flat only pins at the same hierarchy level as the sinks are returned. <text:s/>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text:s/>With a value of ‘all’ even disabled arcs are traversed.</text:p>
          </table:table-cell>
        </table:table-row>
      </table:table>
      <text:p text:style-name="Body_20_first">The <text:span text:style-name="T16">get</text:span><text:span text:style-name="Command"><text:span text:style-name="T16">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text:s/>For nets, the fanout of load pins on the nets are returned.</text:p>
          </table:table-cell>
        </table:table-row>
        <table:table-row table:style-name="Table37.1">
          <table:table-cell table:style-name="Table37.A2" office:value-type="string">
            <text:p text:style-name="P14"><text:span text:style-name="Command_20_Argument"><text:span text:style-name="T7">-flat</text:span></text:span></text:p>
          </table:table-cell>
          <table:table-cell table:style-name="Table37.A2" office:value-type="string">
            <text:p text:style-name="Example">Without –flat only pins at the same hierarchy level as the sinks are returned. <text:s/>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text:s/>With a value of ‘all’ even disabled arcs are traversed.</text:p>
          </table:table-cell>
        </table:table-row>
      </table:table>
      <text:p text:style-name="Body_20_first">The <text:span text:style-name="T16">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1">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ext:s/>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5"/>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ext:soft-page-break/>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ext:s/>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7" table:style-name="Table27">
        <table:table-column table:style-name="Table27.A"/>
        <table:table-column table:style-name="Table27.B"/>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ext:s/>The –hierarchical option cannot be used with –of_objects.</text:p>
          </table:table-cell>
        </table:table-row>
        <text:soft-page-break/>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if -object_type is specified.</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text:p>
      <text:p text:style-name="Body_20_first">instance (cell)</text:p>
      <text:p text:style-name="Example_20__20_indented"><text:soft-page-break/>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text:soft-page-break/>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ext:s/>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ext:s/>The design must be linked after reading netlist and library files. <text:s/>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text:s/>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ext:soft-page-break/>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names<text:line-break/>lib_cell_name</text:span></text:span></text:p>
          </table:table-cell>
        </table:table-row>
        <table:table-row table:style-name="Table3.1">
          <table:table-cell table:style-name="Table3.A2" office:value-type="string">
            <text:p text:style-name="P14"><text:span text:style-name="Command"><text:span text:style-name="T3">inst_names</text:span></text:span></text:p>
          </table:table-cell>
          <table:table-cell table:style-name="Table3.A2" office:value-type="string">
            <text:p text:style-name="Example">A list of instance names.</text:p>
          </table:table-cell>
        </table:table-row>
        <table:table-row table:style-name="Table3.1">
          <table:table-cell table:style-name="Table3.A2" office:value-type="string">
            <text:p text:style-name="P14"><text:span text:style-name="Command"><text:span text:style-name="T3">lib_cell_name</text:span></text:span></text:p>
          </table:table-cell>
          <table:table-cell table:style-name="Table3.A2" office:value-type="string">
            <text:p text:style-name="Example">The library cell of the new instances.</text:p>
          </table:table-cell>
        </table:table-row>
      </table:table>
      <text:p text:style-name="Body_20_first">The <text:span text:style-name="Command_20_Argument"><text:span text:style-name="T9">make_instance</text:span></text:span> command makes instances of library cell <text:span text:style-name="Command_20_Argument">lib_cell_name</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ext:s/>The first library that is read sets the units used by SDC/TCL commands and reporting. <text:s/>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text:soft-pag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text:s/>If a cell has the <text:span text:style-name="Command">interface_timing true</text:span> attribute, no latches are inferred in the cell.</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read_parasitics</text:span></text:p>
          </table:table-cell>
          <table:table-cell table:style-name="Table38.A1" office:value-type="string">
            <text:p text:style-name="P14"><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2">[-keep_capacitive_coupling]<text:line-break/>[-coupling_reduction_factor </text:span><text:span text:style-name="T13">factor</text:span><text:span text:style-name="T12">]</text:span><text:span text:style-name="Command_20_Argument"><text:span text:style-name="T7"><text:line-break/>[-reduce_to pi_elmore|pi_pole_residue2]<text:line-break/>[-delete_after_reduce]<text:line-break/>[-quiet]<text:line-break/>[-save]<text:line-break/></text:span></text:span><text:span text:style-name="Command_20_Argument">filenames</text:span></text:p>
          </table:table-cell>
        </table:table-row>
        <table:table-row table:style-name="Table38.1">
          <table:table-cell table:style-name="Table38.A2" office:value-type="string">
            <text:p text:style-name="P14"><text:span text:style-name="Command">-elmore</text:span></text:p>
          </table:table-cell>
          <table:table-cell table:style-name="Table38.A2" office:value-type="string">
            <text:p text:style-name="P4">Ignored (for compatiblity purposes only).</text:p>
          </table:table-cell>
        </table:table-row>
        <table:table-row table:style-name="Table38.1">
          <table:table-cell table:style-name="Table38.A2" office:value-type="string">
            <text:p text:style-name="P14"><text:span text:style-name="Command"><text:span text:style-name="T2">ap</text:span></text:span></text:p>
          </table:table-cell>
          <table:table-cell table:style-name="Table38.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38.1">
          <table:table-cell table:style-name="Table38.A2" office:value-type="string">
            <text:p text:style-name="P14"><text:span text:style-name="Command_20_Argument">path</text:span></text:p>
          </table:table-cell>
          <table:table-cell table:style-name="Table38.A2" office:value-type="string">
            <text:p text:style-name="P4">Hierarchical instance path to annotate with <text:s/>parasitics.</text:p>
          </table:table-cell>
        </table:table-row>
        <table:table-row table:style-name="Table38.1">
          <table:table-cell table:style-name="Table38.A2" office:value-type="string">
            <text:p text:style-name="P14">-increment</text:p>
          </table:table-cell>
          <table:table-cell table:style-name="Table38.A2" office:value-type="string">
            <text:p text:style-name="P4">Incrementally annotate parasitics (do not remove existing parasitics on annotated nets).</text:p>
          </table:table-cell>
        </table:table-row>
        <text:soft-page-break/>
        <table:table-row table:style-name="Table38.1">
          <table:table-cell table:style-name="Table38.A2" office:value-type="string">
            <text:p text:style-name="P18">-keep_capacitive_coupling</text:p>
          </table:table-cell>
          <table:table-cell table:style-name="Table38.A2" office:value-type="string">
            <text:p text:style-name="P4">Keep coupling capacitors in parasitic networks rather than converting them to grounded capacitors.</text:p>
          </table:table-cell>
        </table:table-row>
        <table:table-row table:style-name="Table38.1">
          <table:table-cell table:style-name="Table38.A2" office:value-type="string">
            <text:p text:style-name="P19">factor</text:p>
          </table:table-cell>
          <table:table-cell table:style-name="Table38.A2" office:value-type="string">
            <text:p text:style-name="P4">Factor to multiply coupling capacitance by when reducing parasitic networks.</text:p>
          </table:table-cell>
        </table:table-row>
        <table:table-row table:style-name="Table38.1">
          <table:table-cell table:style-name="Table38.A2" office:value-type="string">
            <text:p text:style-name="P14"><text:span text:style-name="Command_20_Argument"><text:span text:style-name="T7">-reduce_to</text:span></text:span></text:p>
          </table:table-cell>
          <table:table-cell table:style-name="Table38.A2" office:value-type="string">
            <text:p text:style-name="P4">Reduce detailed parasitics to a PI/Elmore or PI/Pole residue model as each net is read.</text:p>
          </table:table-cell>
        </table:table-row>
        <table:table-row table:style-name="Table38.1">
          <table:table-cell table:style-name="Table38.A2" office:value-type="string">
            <text:p text:style-name="P14"><text:span text:style-name="Command_20_Argument"><text:span text:style-name="T7">-delete_after_reduce</text:span></text:span></text:p>
          </table:table-cell>
          <table:table-cell table:style-name="Table38.A2" office:value-type="string">
            <text:p text:style-name="P4">Delete the detailed parasitic network after reducing it.</text:p>
          </table:table-cell>
        </table:table-row>
        <table:table-row table:style-name="Table38.1">
          <table:table-cell table:style-name="Table38.A2" office:value-type="string">
            <text:p text:style-name="P14"><text:span text:style-name="Command_20_Argument"><text:span text:style-name="T7">-quiet</text:span></text:span></text:p>
          </table:table-cell>
          <table:table-cell table:style-name="Table38.A2" office:value-type="string">
            <text:p text:style-name="P4">Do not print error or warning messages.</text:p>
          </table:table-cell>
        </table:table-row>
        <table:table-row table:style-name="Table38.1">
          <table:table-cell table:style-name="Table38.A2" office:value-type="string">
            <text:p text:style-name="P14"><text:span text:style-name="Command_20_Argument"><text:span text:style-name="T7">-save</text:span></text:span></text:p>
          </table:table-cell>
          <table:table-cell table:style-name="Table38.A2" office:value-type="string">
            <text:p text:style-name="P4">Save the parasitics database after reading it (OpenAccess only).</text:p>
          </table:table-cell>
        </table:table-row>
        <table:table-row table:style-name="Table38.1">
          <table:table-cell table:style-name="Table38.A2" office:value-type="string">
            <text:p text:style-name="P14"><text:span text:style-name="Command_20_Argument">filename</text:span></text:p>
          </table:table-cell>
          <table:table-cell table:style-name="Table38.A2" office:value-type="string">
            <text:p text:style-name="P4">The name of the parasitics file to read.</text:p>
          </table:table-cell>
        </table:table-row>
      </table:table>
      <text:p text:style-name="Body_20_first">The <text:span text:style-name="Command">read_parasitics</text:span> command reads a file of net parasitics in RSPF, DSPF or SPEF format.</text:p>
      <text:p text:style-name="Body">Files compressed with gzip are automatically uncompressed. <text:s/>Compression can reduce the file to less than 10% of its original size.</text:p>
      <text:p text:style-name="Body">Separate parasitics can be annotated for min and max paths using the <text:span text:style-name="Command">–min</text:span><text:span text:style-name="Command"><text:span text:style-name="T19"> and </text:span></text:span><text:span text:style-name="Command">-max</text:span> arguments. <text:s/></text:p>
      <text:p text:style-name="Body">With the <text:span text:style-name="Command">-reduce_to</text:span> and <text:span text:style-name="Command">-delete_after_reduce</text:span> options, parasitic networks (DSPF)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F constructs are ignored.</text:p>
      <text:p text:style-name="Example_20__20_indented">*|I pin capacitances in instance pin declarations.<text:line-break/>*|P external loads defined in pin declarations (use set_load instead).<text:line-break/>X The instance section of an spf file is ignor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39" table:style-name="Table39">
        <table:table-column table:style-name="Table39.A"/>
        <table:table-column table:style-name="Table39.B"/>
        <text:soft-page-break/>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able:table-row table:style-name="Table40.1">
          <table:table-cell table:style-name="Table40.A2" office:value-type="string">
            <text:p text:style-name="P14"><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text:s/>For example, the escaped Verilog name "\inst1/inst2 " can be referenced as "inst1/inst2". <text:s/>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text:soft-page-break/>Files compressed with gzip are automatically uncompressed. <text:s/>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text:s/>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text:s/>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ext:s/>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1">-recovery</text:span></text:span></text:p>
          </table:table-cell>
          <table:table-cell table:style-name="Table55.A2" office:value-type="string">
            <text:p text:style-name="P4">Report annotated recovery checks.</text:p>
          </table:table-cell>
        </table:table-row>
        <text:soft-page-break/>
        <table:table-row table:style-name="Table55.1">
          <table:table-cell table:style-name="Table55.A2" office:value-type="string">
            <text:p text:style-name="P14"><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ext:s/>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17">[-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4"><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ext:soft-page-break/>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text:s/>Without the </text:span><text:span text:style-name="Command">–from_in_ports</text:span><text:span text:style-name="Body_20_Char"> and </text:span><text:span text:style-name="Command">–to_out_ports</text:span><text:span text:style-name="Body_20_Char"> options annotation of arcs to and from top level ports is not reported. <text:s/>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1">-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1">-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text:s/>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ext:s/>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text:s/>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transition_time|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ext:s/>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6">-corner</text:span> keyword to report timing for one process corner. With no <text:span text:style-name="T16">-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4"><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20">-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ext:s/>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ext:s/>The keyword options allow a subset of the constraint types to be reported. <text:s/></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ext:s/>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6">-corner</text:span> keyword to specify a process corner. The <text:span text:style-name="T16">-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text:s/>Each disabled timing arc is reported as the instance name along with the from and to ports of the arc. <text:s/>The disable reason is shown next. <text:s/>Arcs that are disabled with <text:span text:style-name="Command">set_disable_timing</text:span> are reported with <text:span text:style-name="Command">constraint</text:span> as the reason. <text:s/>Arcs that are disabled by constants are reported with <text:span text:style-name="Command">constant</text:span> as the reason along with the constant instance pin and value. <text:s/>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apacitance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9">[-instance</text:span><text:span text:style-name="T2"> instance</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text:p>
          </table:table-cell>
          <table:table-cell table:style-name="Table67.A2" office:value-type="string">
            <text:p text:style-name="P4">Report the power for <text:span text:style-name="T3">instance</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ext:s/>The default is default_significant_digits.</text:p>
          </table:table-cell>
        </table:table-row>
      </table:table>
      <text:p text:style-name="Body_20_first">Report power used by the design or a specific instance. The internal, switching, leakage and total power are reported. Design power is reported separately for combinational, sequential, macro and pad groups.</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20">-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ext:s/>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text:s/>If <text:span text:style-name="Command_20_Argument">pins</text:span> is not specified all clock network pins are reported.</text:p>
      <table:table table:name="Table31" table:style-name="Table31">
        <table:table-column table:style-name="Table31.A"/>
        <table:table-column table:style-name="Table31.B"/>
        <text:soft-page-break/>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ext:s/>The annotated delay overrides the calculated delay. <text:s/>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ext:s/>The annotated delay overrides the calculated delay. <text:s/>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ext:s/>The annotated transition time overrides the calculated transition time.</text:p>
      <text:p text:style-name="Body_20_first">Use the <text:span text:style-name="T16">-corner</text:span> keyword to specify a process corner. The <text:span text:style-name="T16">-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text:s/>No paths are propagated from constant pins. <text:s/>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s/></text:p>
      <text:p text:style-name="Body">If no objects are specified the setup/hold margin is global and applies to all clock gating circuits in the design. <text:s/>If neither of the <text:span text:style-name="Command">-rise</text:span> and <text:span text:style-name="Command">-fall</text:span> options are used the setup/hold margin applies to the rising and falling <text:s/>edges of the clock gating signal. <text:s/></text:p>
      <text:p text:style-name="Body">Normally the library cell function is used to determine the active state of the clock. <text:s/>The clock is active high for AND/NAND functions and active low for OR/NOR functions. <text:s/>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7">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7">The clocks in different groups do not interact logically but can be physically present on the same chip. <text:s/>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7">The clocks in different groups cannot be present at the same time on a chip. <text:s/>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7">The clock groups are asynchronous. <text:s/>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text:s/>Clocks in different groups do not interact and paths between them are not reported. <text:s/>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5">-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4">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text:s/>Use the <text:span text:style-name="Command">-source</text:span> option to specify latency at the clock source, also known as insertion delay. <text:s/>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lock_sense</text:span></text:p>
          </table:table-cell>
          <table:table-cell table:style-name="Table76.A1" office:value-type="string">
            <text:p text:style-name="P14"><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ext:soft-page-break/>
        <table:table-row table:style-name="Table76.1">
          <table:table-cell table:style-name="Table76.A1" office:value-type="string">
            <text:p text:style-name="P14"><text:span text:style-name="Command_20_Argument"><text:span text:style-name="T7">-positive</text:span></text:span></text:p>
          </table:table-cell>
          <table:table-cell table:style-name="Table76.A1" office:value-type="string">
            <text:p text:style-name="P14"><text:span text:style-name="Command_20_Argument"><text:span text:style-name="T7">The clock sense is positive unite.</text:span></text:span></text:p>
          </table:table-cell>
        </table:table-row>
        <table:table-row table:style-name="Table76.1">
          <table:table-cell table:style-name="Table76.A1" office:value-type="string">
            <text:p text:style-name="P14"><text:span text:style-name="Command_20_Argument"><text:span text:style-name="T7">-negative</text:span></text:span></text:p>
          </table:table-cell>
          <table:table-cell table:style-name="Table76.A1" office:value-type="string">
            <text:p text:style-name="P14"><text:span text:style-name="Command_20_Argument"><text:span text:style-name="T7">The clock sense is negative unite.</text:span></text:span></text:p>
          </table:table-cell>
        </table:table-row>
        <table:table-row table:style-name="Table76.1">
          <table:table-cell table:style-name="Table76.A1" office:value-type="string">
            <text:p text:style-name="P14"><text:span text:style-name="Command_20_Argument">pulse_type</text:span></text:p>
          </table:table-cell>
          <table:table-cell table:style-name="Table76.A1" office:value-type="string">
            <text:p text:style-name="P14"><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4"><text:span text:style-name="Command_20_Argument"><text:span text:style-name="T7">-stop_propagation</text:span></text:span></text:p>
          </table:table-cell>
          <table:table-cell table:style-name="Table76.A1" office:value-type="string">
            <text:p text:style-name="P14"><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4"><text:span text:style-name="Command_20_Argument">clocks</text:span></text:p>
          </table:table-cell>
          <table:table-cell table:style-name="Table76.A1" office:value-type="string">
            <text:p text:style-name="P14"><text:span text:style-name="Command_20_Argument"><text:span text:style-name="T7">A list of clocks to apply the sense</text:span></text:span></text:p>
          </table:table-cell>
        </table:table-row>
        <table:table-row table:style-name="Table76.1">
          <table:table-cell table:style-name="Table76.A7" office:value-type="string">
            <text:p text:style-name="P14"><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ext:s/>The clock sense is set with the <text:span text:style-name="Command">–positive</text:span> and <text:span text:style-name="Command">–negative</text:span> flags. <text:s/>Use the <text:span text:style-name="Command">–stop_propagation</text:span> flag to stop the clock from propagating beyond a pin. <text:s/>The <text:span text:style-name="Command">–positive</text:span>, <text:span text:style-name="Command">-negative</text:span>, <text:span text:style-name="Command">-stop_propagation</text:span>, and <text:span text:style-name="Command">–pulse</text:span> options are mutually exclusive. <text:s/>If the <text:span text:style-name="Command">–clock</text:span> option is not used the command applies to all clocks that traverse <text:span text:style-name="Command"><text:span text:style-name="T2">pins</text:span></text:span>. <text:s/>The <text:span text:style-name="Command">–pulse</text:span> option is currently not supported.</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s/></text:p>
      <table:table table:name="Table79" table:style-name="Table79">
        <table:table-column table:style-name="Table79.A"/>
        <table:table-column table:style-name="Table79.B"/>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ext:soft-page-break/>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ext:s/>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ext:s/>Timing checks in the instance are <text:span text:style-name="T2">not</text:span> disabled. <text:s/></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ext:soft-page-break/>Timing paths though all instances of a library cell in the design can be disabled by naming the cell using a hierarchy separator between the library and cell name. <text:s/>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s/></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ext:soft-page-break/>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s/></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ext:soft-page-break/>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ext:s/>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ext:s/>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ext:s/>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ext:s/>This separator is used by the command interpreter to read arguments and print results. <text:s/>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ext:soft-page-break/>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ext:soft-page-break/>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text:s/>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text:s/>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text:s/>With the <text:span text:style-name="Command">-clock_fall</text:span> flag the arrival time is relative to the falling transition at the reference pin. <text:s/>If no clocks arrive at the reference pin the <text:span text:style-name="Command">set_input_delay</text:span> command is ignored. If no <text:span text:style-name="Command">-clock</text:span> is specified the arrival time is with respect to all clocks that arrive at the reference pin. <text:s/>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ext:soft-page-break/>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s/></text:p>
      <text:p text:style-name="Body">Ports can have external wire or pin capacitance that is annotated separately with the <text:span text:style-name="Command">-pin_load</text:span> and <text:span text:style-name="Command">-wire_load</text:span> options. <text:s/>Without the <text:span text:style-name="Command">-pin_load</text:span> and <text:span text:style-name="Command">-wire_load</text:span> options pin capacitance is annotated. <text:s/>External capacitances are used by delay calculator to find output driver delays and transition times.</text:p>
      <text:p text:style-name="Body">Net wire capacitance can also be annotated with the <text:span text:style-name="Command">set_load</text:span> command. <text:s/>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ext:soft-page-break/>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text:s/>No paths are propagated from constant pins. <text:s/></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text:s/>No paths are propagated from constant pins. <text:s/></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text:s/>No paths are propagated from constant pins. <text:s/></text:p>
      <table:table table:name="Table98" table:style-name="Table98">
        <table:table-column table:style-name="Table98.A"/>
        <table:table-column table:style-name="Table98.B"/>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21">-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If the <text:span text:style-name="Command_20_Argument">to_list</text:span> ends at a timing check the setup/hold time is included in the path delay.</text:p>
      <text:p text:style-name="Body">When the <text:span text:style-name="T16">-ignore_clock_latency</text:span> option is used clock latency at the source and destination of the path delay is ignored. <text:s/>The constraint is reported in the default path group (<text:span text:style-name="T1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ext:s/>Time borrowing is the time that a data input to a transparent latch arrives after the latch opens. <text:s/></text:p>
      <table:table table:name="Table105" table:style-name="Table105">
        <table:table-column table:style-name="Table105.A"/>
        <table:table-column table:style-name="Table105.B"/>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s/></text:p>
      <text:p text:style-name="Body_20_first">If specified for a design, the default maximum transition is set for the design.</text:p>
      <text:p text:style-name="Body">If specified for a clock, the maximum transition is applied to all pins in the clock domain. <text:s/>The <text:span text:style-name="Command">–clock_path </text:span>option restricts the maximum transition to clocks in clock paths. <text:s/>The <text:span text:style-name="Command">-data_ input</text:span> option restricts the maximum transition to clocks data paths. <text:s/>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1">-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If the <text:span text:style-name="Command_20_Argument">to_list</text:span> ends at a timing check the setup/hold time is included in the path delay.</text:p>
      <text:p text:style-name="Body"><text:soft-page-break/>When the <text:span text:style-name="T16">-ignore_clock_latency</text:span> option is used clock latency at the source and destination of the path delay is ignored. <text:s/>The constraint is reported in the default path group (<text:span text:style-name="T1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ext:soft-page-break/>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ext:s/>The <text:span text:style-name="Command">set_multicycle_path</text:span> command overrides this assumption and allows multiple clock cycles for a timing check.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text:p>
      <table:table table:name="Table113" table:style-name="Table113">
        <table:table-column table:style-name="Table113.A"/>
        <table:table-column table:style-name="Table113.B"/>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text:s/>Setup checks use <text:span text:style-name="T3">max_condition</text:span> for clock and data paths. <text:s/>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text:s/>Setup checks use <text:span text:style-name="T3">max_condition</text:span> for data paths and <text:s text:c="3"/><text:span text:style-name="T3">min_condition</text:span> for clock paths. <text:s/>Hold checks use <text:span text:style-name="T3">min_condition</text:span> for data paths and <text:span text:style-name="T3">max_condition</text:span> for clock paths. <text:s/>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ext:soft-page-break/>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ext:soft-page-break/>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text:s/>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text:s/>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text:s/>With the <text:span text:style-name="Command">-clock_fall</text:span> flag the departure time is relative to the falling transition at the reference pin. <text:s/>If no clocks arrive at the reference pin the <text:span text:style-name="Command">set_output_delay</text:span> command is ignored. If no <text:span text:style-name="Command">-clock</text:span> is specified the departure time is with respect to all clocks that arrive at the reference pin. <text:s/>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4"><text:span text:style-name="Command_20_Argument"><text:span text:style-name="T7">-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7">-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text:s/>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s/></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7">-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7">-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7">-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7">-data</text:span></text:span></text:p>
          </table:table-cell>
          <table:table-cell table:style-name="Table118.A2" office:value-type="string">
            <text:p text:style-name="P14">Derate data paths.</text:p>
          </table:table-cell>
        </table:table-row>
        <text:soft-page-break/>
        <table:table-row table:style-name="Table118.1">
          <table:table-cell table:style-name="Table118.A2" office:value-type="string">
            <text:p text:style-name="P14"><text:span text:style-name="Command_20_Argument"><text:span text:style-name="T7">-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7">-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7">-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text:s/>If the <text:span text:style-name="Command">–early</text:span> and <text:span text:style-name="Command">–late</text:span> flags are omitted the both min and max paths are derated. <text:s/>If the <text:span text:style-name="Command">–clock</text:span> and <text:span text:style-name="Command">–data</text:span> flags are not used the derating both clock and data paths are derated. <text:s/></text:p>
      <text:p text:style-name="Body_20_first">Use the reset_timing_derate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7">-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7">-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14"><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9">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9">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9">time_unit</text:p>
          </table:table-cell>
          <table:table-cell table:style-name="Table120.A2" office:value-type="string">
            <text:p text:style-name="P14">The time scale factor followed by ‘s’.</text:p>
          </table:table-cell>
        </table:table-row>
        <text:soft-page-break/>
        <table:table-row table:style-name="Table120.1">
          <table:table-cell table:style-name="Table120.A2" office:value-type="string">
            <text:p text:style-name="P19">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9">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9">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7">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ext:soft-page-break/>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7">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ext:soft-page-break/>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ext:soft-page-break/>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ext:soft-page-break/>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1">[-full]</text:span></text:span></text:p>
          </table:table-cell>
        </table:table-row>
        <table:table-row table:style-name="Table127.1">
          <table:table-cell table:style-name="Table127.A2" office:value-type="string">
            <text:p text:style-name="P14"><text:span text:style-name="Command_20_Heading"><text:span text:style-name="T5">-full</text:span></text:span></text:p>
          </table:table-cell>
          <table:table-cell table:style-name="Table127.A2" office:value-type="string">
            <text:p text:style-name="P14"><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ext:soft-page-break/>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ext:s/>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ext:s/>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ext:s/>The default is 4.</text:p>
          </table:table-cell>
        </table:table-row>
      </table:table>
      <text:p text:style-name="Body_20_first">Write the delay calculation delays for the design in SDF format to <text:span text:style-name="Command_20_Argument">filename</text:span>. The SDF <text:span text:style-name="T16">TIMESCALE</text:span> is same as the <text:span text:style-name="T16">time_unit</text:span> in the first liberty file read.</text:p>
      <table:table table:name="Table109" table:style-name="Table109">
        <table:table-column table:style-name="Table109.A"/>
        <table:table-column table:style-name="Table109.B"/>
        <text:soft-page-break/>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9">-ground</text:span><text:span text:style-name="T3"> ground</text:span></text:p>
          </table:table-cell>
        </table:table-row>
        <table:table-row table:style-name="Table109.1">
          <table:table-cell table:style-name="Table109.A2" office:value-type="string">
            <text:p text:style-name="P12"><text:span text:style-name="Command_20_Argument"><text:span text:style-name="T18">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able:table-row table:style-name="Table109.1">
          <table:table-cell table:style-name="Table109.A2" office:value-type="string">
            <text:p text:style-name="P12"><text:span text:style-name="Command_20_Argument"><text:span text:style-name="T18">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6">write_path_spice</text:span> command writes a spice netlist for timing paths. Use <text:span text:style-name="T18">path_args</text:span> to specify <text:span text:style-name="T16">-from/-through/-to</text:span> as arguments to the <text:span text:style-name="T16">find_timing_paths</text:span> command. For each path, a spice netlist and the subckts referenced by the path are written in <text:span text:style-name="T18">spice_directory</text:span>. <text:s/>The spice netlist is written in path_&lt;id&gt;.sp and subckt file is <text:span text:style-name="T16">path_&lt;id&gt;</text:span>.subckt.</text:p>
      <text:p text:style-name="Body_20_first">The spice netlists used by the path are written to <text:span text:style-name="T18">subckt_file</text:span>, which spice_file <text:span text:style-name="T16">.includes</text:span>. The device models used by the spice subckt netlists in <text:span text:style-name="T18">model_file</text:span> are also <text:span text:style-name="T16">.included</text:span> in spice_file. Power and ground names are specified with the <text:span text:style-name="T16">-power</text:span> and <text:span text:style-name="T16">-ground</text:span> arguments. The spice netlist includes a piecewise linear voltage source at the input and <text:span text:style-name="T16">.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ext:s/>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ext:s/>The default value is <text:span text:style-name="Command">1</text:span>.</text:p>
      <table:table table:name="Table68" table:style-name="Table68">
        <table:table-column table:style-name="Table68.A"/>
        <table:table-column table:style-name="Table68.B"/>
        <table:table-row table:style-name="Table68.1">
          <table:table-cell table:style-name="Table68.A1" office:value-type="string">
            <text:p text:style-name="P3"><text:span text:style-name="Command_20_Heading">power_default_signal_toggle_rate</text:span></text:p>
          </table:table-cell>
          <table:table-cell table:style-name="Table68.A1" office:value-type="string">
            <text:p text:style-name="P14"><text:span text:style-name="Command_20_Argument"><text:span text:style-name="T7">float</text:span></text:span></text:p>
          </table:table-cell>
        </table:table-row>
      </table:table>
      <text:p text:style-name="Body_20_first">The toggle rate used to find switching power for non-clock signal. The default value is <text:span text:style-name="T16">0.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text:s/>When set to <text:span text:style-name="Command">1</text:span>, paths from bidirectional paths from the net back into the instance are enabled. <text:s/>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ext:s/>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text:s/>When <text:span text:style-name="Command">sta_crpr_mode</text:span> is <text:span text:style-name="Command">same_transition</text:span><text:span text:style-name="Command"><text:span text:style-name="T19">,</text:span></text:span> the pessimism is only removed if the path rise/fall transitions are the same. <text:s/>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ext:s/>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7">0|1</text:span></text:span></text:p>
          </table:table-cell>
        </table:table-row>
      </table:table>
      <text:p text:style-name="Body_20_first">During min/max timing analysis for on_chip_variation the data and clock paths may overlap. <text:s/>For a setup check the maximum path delays are used for the data and the minimum path delays are used for the clock. <text:s/>Because the gates cannot simultaneously have minimum and maximum delays the timing check slack is pessimistic. This pessimism is known as Common Reconvergent Pesssimism Removal, or “CRPR”. Enabling CRPR slows down the analysis. <text:s/>The default value is <text:span text:style-name="T16">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7">0|1</text:span></text:span></text:p>
          </table:table-cell>
        </table:table-row>
      </table:table>
      <text:p text:style-name="Body_20_first"><text:span text:style-name="Command">When sta_dynamic_loop_breaking <text:s/>is 0, combinational logic loops are disabled by disabling a timing arc that closes the loop. <text:s/>When sta_dynamic_loop_breaking <text:s/>is 1, all paths around the loop are reported. </text:span><text:span text:style-name="Body_20_Char"><text:s/>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7">0|1</text:span></text:span></text:p>
          </table:table-cell>
        </table:table-row>
      </table:table>
      <text:p text:style-name="Body_20_first"><text:span text:style-name="Command">When </text:span><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ext:s/>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7">0|1</text:span></text:span></text:p>
          </table:table-cell>
        </table:table-row>
      </table:table>
      <text:p text:style-name="Body_20_first"><text:soft-page-break/><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ext:s/>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text:s/>When set to <text:span text:style-name="Command">1</text:span>, paths from bidirectional ports back into the instance are enabled. <text:s/>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text:s/>If it is set before any clocks are defined it has the same effect as</text:p>
      <text:p text:style-name="Example_20__20_indented">set_propagated_clock [all_clocks]</text:p>
      <text:p text:style-name="Body">after all clocks have been defined. <text:s/><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7">0|1</text:span></text:span></text:p>
          </table:table-cell>
        </table:table-row>
      </table:table>
      <text:p text:style-name="Body_20_first">When set to 1, paths of gated clock enables are propagated through the clock gating instances. <text:s/>If the gated clock controls sequential elements setting <text:span text:style-name="Command_20_Heading"><text:span text:style-name="T6">sta_propagate_gated_clock_enable</text:span></text:span> to <text:span text:style-name="Command">0</text:span> prevents spurious paths from the clock enable. <text:s/>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7">0|1</text:span></text:span></text:p>
          </table:table-cell>
        </table:table-row>
      </table:table>
      <text:p text:style-name="Body_20_first">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ext:s/>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7">integer</text:span></text:span></text:p>
          </table:table-cell>
        </table:table-row>
      </table:table>
      <text:p text:style-name="Body_20_first">The number of digits to print after a decimal point. <text:s/>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ext:s/>The default value is <text:span text:style-name="Command">0</text:span>.</text:p>
      <text:section text:style-name="Sect1" text:name="Section2">
        <text:p text:style-name="P22">Version 2.0.4, Jan 5,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text:s/>See the GNU General Public License for more details.</text:p>
        <text:p text:style-name="P1">You should have received a copy of the GNU General Public License along with this program. <text:s/>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30</meta:editing-cycles>
    <meta:print-date>2011-02-05T01:56:00</meta:print-date>
    <meta:creation-date>2010-07-31T21:07:00</meta:creation-date>
    <dc:date>2019-01-05T15:42:50</dc:date>
    <meta:editing-duration>P13DT10H49M33S</meta:editing-duration>
    <meta:generator>OpenOffice/4.1.6$Unix OpenOffice.org_project/416m1$Build-9790</meta:generator>
    <meta:document-statistic meta:table-count="144" meta:image-count="0" meta:object-count="0" meta:page-count="68" meta:paragraph-count="1618" meta:word-count="11822" meta:character-count="8056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